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IN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 fo:language="en" fo:country="IN"/>
    </style:style>
    <style:style style:name="T3" style:parent-style-name="DefaultParagraphFont" style:family="text">
      <style:text-properties fo:font-weight="bold" style:font-weight-asian="bold" style:font-weight-complex="bold" fo:language="en" fo:country="IN"/>
    </style:style>
    <style:style style:name="T4" style:parent-style-name="DefaultParagraphFont" style:family="text">
      <style:text-properties fo:font-weight="bold" style:font-weight-asian="bold" style:font-weight-complex="bold"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font-style="italic" style:font-style-asian="italic" style:font-style-complex="italic" fo:language="en" fo:country="IN"/>
    </style:style>
    <style:style style:name="T7" style:parent-style-name="DefaultParagraphFont" style:family="text">
      <style:text-properties fo:font-weight="bold" style:font-weight-asian="bold" style:font-weight-complex="bold" fo:language="en" fo:country="IN"/>
    </style:style>
    <style:style style:name="T8" style:parent-style-name="DefaultParagraphFont" style:family="text">
      <style:text-properties fo:language="en" fo:country="IN"/>
    </style:style>
    <style:style style:name="T9" style:parent-style-name="DefaultParagraphFont" style:family="text">
      <style:text-properties fo:font-weight="bold" style:font-weight-asian="bold" style:font-weight-complex="bold" fo:language="en" fo:country="IN"/>
    </style:style>
    <style:style style:name="P10" style:parent-style-name="Normal" style:list-style-name="LFO22" style:family="paragraph">
      <style:text-properties fo:language="en" fo:country="IN"/>
    </style:style>
    <style:style style:name="P11" style:parent-style-name="Normal" style:list-style-name="LFO22" style:family="paragraph">
      <style:text-properties fo:language="en" fo:country="IN"/>
    </style:style>
    <style:style style:name="P12" style:parent-style-name="Normal" style:list-style-name="LFO22" style:family="paragraph">
      <style:text-properties fo:language="en" fo:country="IN"/>
    </style:style>
    <style:style style:name="P13" style:parent-style-name="Normal" style:list-style-name="LFO22" style:family="paragraph">
      <style:text-properties fo:language="en" fo:country="IN"/>
    </style:style>
    <style:style style:name="P14" style:parent-style-name="Normal" style:list-style-name="LFO22" style:family="paragraph">
      <style:text-properties fo:language="en" fo:country="IN"/>
    </style:style>
    <style:style style:name="T15" style:parent-style-name="DefaultParagraphFont" style:family="text">
      <style:text-properties fo:font-weight="bold" style:font-weight-asian="bold" style:font-weight-complex="bold" fo:language="en" fo:country="IN"/>
    </style:style>
    <style:style style:name="P16" style:parent-style-name="Normal" style:list-style-name="LFO23" style:family="paragraph">
      <style:text-properties fo:language="en" fo:country="IN"/>
    </style:style>
    <style:style style:name="P17" style:parent-style-name="Normal" style:list-style-name="LFO23" style:family="paragraph">
      <style:text-properties fo:language="en" fo:country="IN"/>
    </style:style>
    <style:style style:name="P18" style:parent-style-name="Normal" style:list-style-name="LFO23" style:family="paragraph">
      <style:text-properties fo:language="en" fo:country="IN"/>
    </style:style>
    <style:style style:name="T19" style:parent-style-name="DefaultParagraphFont" style:family="text">
      <style:text-properties fo:font-weight="bold" style:font-weight-asian="bold" style:font-weight-complex="bold" fo:language="en" fo:country="IN"/>
    </style:style>
    <style:style style:name="P20" style:parent-style-name="Normal" style:list-style-name="LFO24" style:family="paragraph">
      <style:text-properties fo:language="en" fo:country="IN"/>
    </style:style>
    <style:style style:name="P21" style:parent-style-name="Normal" style:list-style-name="LFO24" style:family="paragraph">
      <style:text-properties fo:language="en" fo:country="IN"/>
    </style:style>
    <style:style style:name="P22" style:parent-style-name="Normal" style:list-style-name="LFO24" style:family="paragraph">
      <style:text-properties fo:language="en" fo:country="IN"/>
    </style:style>
  </office:automatic-styles>
  <office:body>
    <office:text text:use-soft-page-breaks="true">
      <text:p text:style-name="P1"/>
      <text:p text:style-name="Normal"><text:span text:style-name="T2">📘</text:span><text:span text:style-name="T3"><text:s/>README Content</text:span></text:p>
      <text:p text:style-name="Normal"><text:span text:style-name="T4">AI for Senior Citizens</text:span><text:span text:style-name="T5"><text:s/></text:span><text:span text:style-name="T6">Author: Sanchari Mukherjee Mallick</text:span></text:p>
      <text:p text:style-name="Normal"><text:span text:style-name="T7">Overview</text:span><text:span text:style-name="T8"><text:s/>This project explores how Artificial Intelligence (AI) can enhance the lives of senior citizens by improving health, safety, independence, and emotional well-being. As the aging population grows, AI technologies offer timely solutions to support older adults in their daily lives.</text:span></text:p>
      <text:p text:style-name="Normal"><text:span text:style-name="T9">Key Features</text:span></text:p>
      <text:list text:style-name="LFO22" text:continue-numbering="true">
        <text:list-item>
          <text:p text:style-name="P10">Health monitoring with smart wearables and predictive analytics</text:p>
        </text:list-item>
        <text:list-item>
          <text:p text:style-name="P11">Cognitive support through virtual assistants and memory tools</text:p>
        </text:list-item>
        <text:list-item>
          <text:p text:style-name="P12">Social engagement via AI-powered chatbots and companion robots</text:p>
        </text:list-item>
        <text:list-item>
          <text:p text:style-name="P13">Safety and mobility enhancements using smart home systems and navigation aids</text:p>
        </text:list-item>
        <text:list-item>
          <text:p text:style-name="P14">Ethical design focused on accessibility, privacy, and inclusion</text:p>
        </text:list-item>
      </text:list>
      <text:p text:style-name="Normal"><text:span text:style-name="T15">Case Studies</text:span></text:p>
      <text:list text:style-name="LFO23" text:continue-numbering="true">
        <text:list-item>
          <text:p text:style-name="P16">ElliQ – A social robot promoting wellness and companionship</text:p>
        </text:list-item>
        <text:list-item>
          <text:p text:style-name="P17">CarePredict – A wearable device predicting health risks</text:p>
        </text:list-item>
        <text:list-item>
          <text:p text:style-name="P18">Replika – An AI chatbot offering emotional support</text:p>
        </text:list-item>
      </text:list>
      <text:p text:style-name="Normal"><text:span text:style-name="T19">Goals</text:span></text:p>
      <text:list text:style-name="LFO24" text:continue-numbering="true">
        <text:list-item>
          <text:p text:style-name="P20">Raise awareness of AI’s potential in aging</text:p>
        </text:list-item>
        <text:list-item>
          <text:p text:style-name="P21">Encourage inclusive and ethical AI development</text:p>
        </text:list-item>
        <text:list-item>
          <text:p text:style-name="P22">Inspire developers, researchers, and caregivers to build senior-friendly solution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 fo:language="en" fo:country="GB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GB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 fo:language="en" fo:country="GB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 fo:language="en" fo:country="GB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 fo:language="en" fo:country="GB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en" fo:country="GB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en" fo:country="GB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en" fo:country="GB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en" fo:country="GB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en" fo:country="GB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en" fo:country="GB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en" fo:country="GB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 fo:language="en" fo:country="GB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Symbol" fo:font-size="10pt" style:font-size-asian="10pt"/>
    </style:style>
    <style:style style:name="WW_CharLFO20LVL3" style:family="text">
      <style:text-properties style:font-name="Symbol" fo:font-size="10pt" style:font-size-asian="10pt"/>
    </style:style>
    <style:style style:name="WW_CharLFO20LVL4" style:family="text">
      <style:text-properties style:font-name="Symbol" fo:font-size="10pt" style:font-size-asian="10pt"/>
    </style:style>
    <style:style style:name="WW_CharLFO20LVL5" style:family="text">
      <style:text-properties style:font-name="Symbol" fo:font-size="10pt" style:font-size-asian="10pt"/>
    </style:style>
    <style:style style:name="WW_CharLFO20LVL6" style:family="text">
      <style:text-properties style:font-name="Symbol" fo:font-size="10pt" style:font-size-asian="10pt"/>
    </style:style>
    <style:style style:name="WW_CharLFO20LVL7" style:family="text">
      <style:text-properties style:font-name="Symbol" fo:font-size="10pt" style:font-size-asian="10pt"/>
    </style:style>
    <style:style style:name="WW_CharLFO20LVL8" style:family="text">
      <style:text-properties style:font-name="Symbol" fo:font-size="10pt" style:font-size-asian="10pt"/>
    </style:style>
    <style:style style:name="WW_CharLFO20LVL9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bojyoti.mallick@hotmail.com</meta:initial-creator>
    <dc:creator>debojyoti.mallick@hotmail.com</dc:creator>
    <meta:creation-date>2025-10-16T19:23:00Z</meta:creation-date>
    <dc:date>2025-10-16T19:39:00Z</dc:date>
    <meta:template xlink:href="Normal.dotm" xlink:type="simple"/>
    <meta:editing-cycles>1</meta:editing-cycles>
    <meta:editing-duration>PT960S</meta:editing-duration>
    <meta:user-defined meta:name="GrammarlyDocumentId">4da76948-89a3-4824-a4f2-5b7bf2606c59</meta:user-defined>
    <meta:document-statistic meta:page-count="1" meta:paragraph-count="15" meta:word-count="152" meta:character-count="1056" meta:row-count="18" meta:non-whitespace-character-count="919"/>
  </office:meta>
</office:document-meta>
</file>